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25" office:value-type="string" calcext:value-type="string" table:number-columns-spanned="1" table:number-rows-spanned="2">
            <text:p>PG – 1.000,00 – 03/10/2025</text:p>
            <text:p>580,00 – 12/2024</text:p>
            <text:p>420,00 – 01/2025 – Parcial</text:p>
          </table:table-cell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420" calcext:value-type="float">
            <text:p>42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3]-[.F3]" office:value-type="float" office:value="170" calcext:value-type="float">
            <text:p>170,00</text:p>
          </table:table-cell>
          <table:covered-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4]-[.F4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5]-[.F5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6]-[.F6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7]-[.F7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53" office:value-type="string" calcext:value-type="string">
            <text:p>NF 13279 - mens. 07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53" office:value-type="string" calcext:value-type="string">
            <text:p>NF 13293 - mens. 08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53" office:value-type="string" calcext:value-type="string">
            <text:p>NF 13307 - mens. 09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53" office:value-type="string" calcext:value-type="string">
            <text:p>NF 13321 - mens. 10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53" office:value-type="string" calcext:value-type="string">
            <text:p>NF 13335 - mens. 11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3]-[.F13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53" office:value-type="string" calcext:value-type="string">
            <text:p>NF 13349 - mens. 12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4]-[.F14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53" office:value-type="string" calcext:value-type="string">
            <text:p>NF 13363 - mens. 01/2026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5]-[.F15]" office:value-type="float" office:value="280" calcext:value-type="float">
            <text:p>280,00</text:p>
          </table:table-cell>
          <table:table-cell table:style-name="ce28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5])" office:value-type="float" office:value="5390" calcext:value-type="float">
            <text:p>5.39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30.948060693">00:00:00</text:time></text:span><text:span text:style-name="MT2"><text:time style:data-style-name="N2" text:time-value="14:30:30.948086561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30.9513336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6-02-02T14:30:31.306934391</dc:date>
    <dc:language>pt-PT</dc:language>
    <meta:editing-cycles>706</meta:editing-cycles>
    <meta:editing-duration>P1DT10H14M38S</meta:editing-duration>
    <meta:print-date>2020-06-04T09:49:02.903000000</meta:print-date>
    <meta:document-statistic meta:table-count="1" meta:cell-count="98" meta:object-count="0"/>
    <meta:user-defined meta:name="Info 0"/>
    <meta:user-defined meta:name="Info 1"/>
    <meta:user-defined meta:name="Info 2"/>
    <meta:user-defined meta:name="Info 3"/>
  </office:meta>
</office:document-meta>
</file>